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66ff66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office:annotation draw:style-name="gr3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8" office:value-type="float" office:value="1">
            <text:p>1</text:p>
          </table:table-cell>
          <table:table-cell table:style-name="ce11" office:value-type="float" office:value="0">
            <office:annotation draw:style-name="gr3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8" office:value-type="float" office:value="4">
            <text:p>4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oal</text:p>
          </table:table-cell>
          <table:table-cell table:style-name="ce7" office:value-type="float" office:value="30">
            <text:p>30,000</text:p>
          </table:table-cell>
          <table:table-cell table:number-columns-repeated="2"/>
          <table:table-cell table:style-name="ce8" office:value-type="float" office:value="23">
            <text:p>23</text:p>
          </table:table-cell>
          <table:table-cell table:style-name="ce8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2" table:formula="of:=[.G11]-[.G10]" office:value-type="float" office:value="-15">
            <text:p>-15</text:p>
          </table:table-cell>
          <table:table-cell table:style-name="ce12" table:formula="of:=[.H11]-[.H10]" office:value-type="float" office:value="0">
            <text:p>0</text:p>
          </table:table-cell>
          <table:table-cell table:style-name="ce12" table:formula="of:=[.I11]-[.I10]" office:value-type="float" office:value="0">
            <text:p>0</text:p>
          </table:table-cell>
          <table:table-cell table:style-name="ce12" table:formula="of:=[.J11]-[.J10]" office:value-type="float" office:value="0">
            <text:p>0</text:p>
          </table:table-cell>
          <table:table-cell table:style-name="ce12" table:formula="of:=[.K11]-[.K10]" office:value-type="float" office:value="-1">
            <text:p>-1</text:p>
          </table:table-cell>
          <table:table-cell table:style-name="ce12" table:formula="of:=[.L11]-[.L10]" office:value-type="float" office:value="-1">
            <text:p>-1</text:p>
          </table:table-cell>
          <table:table-cell table:style-name="ce12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1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2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/>
          <table:table-cell table:style-name="ce8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3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 table:style-name="ce10"/>
          <table:table-cell table:style-name="ce8" office:value-type="float" office:value="3">
            <text:p>3</text:p>
          </table:table-cell>
          <table:table-cell/>
          <table:table-cell table:style-name="ce11"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number-columns-repeated="2" table:style-name="ce8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7">
            <text:p>37</text:p>
          </table:table-cell>
          <table:table-cell table:formula="of:=SUM([.F2:.F18])" office:value-type="float" office:value="30">
            <text:p>30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10"/>
          <table:table-cell table:style-name="ce10" office:value-type="float" office:value="35">
            <text:p>35</text:p>
          </table:table-cell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7">
            <text:p>-37</text:p>
          </table:table-cell>
          <table:table-cell table:formula="of:=[.F20]-[.F19]" office:value-type="float" office:value="5">
            <text:p>5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9" office:value-type="float" office:value="3">
            <text:p>3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9" office:value-type="float" office:value="2">
            <text:p>2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8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5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3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3" office:value-type="float" office:value="5">
            <text:p>5</text:p>
          </table:table-cell>
          <table:table-cell table:style-name="ce10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2" table:formula="of:=[.G10]-[.G9]" office:value-type="float" office:value="-12">
            <text:p>-12</text:p>
          </table:table-cell>
          <table:table-cell table:style-name="ce12" table:formula="of:=[.H10]-[.H9]" office:value-type="float" office:value="0">
            <text:p>0</text:p>
          </table:table-cell>
          <table:table-cell table:style-name="ce12" table:formula="of:=[.I10]-[.I9]" office:value-type="float" office:value="0">
            <text:p>0</text:p>
          </table:table-cell>
          <table:table-cell table:style-name="ce12" table:formula="of:=[.J10]-[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2" table:formula="of:=[.G12]-[.G11]" office:value-type="float" office:value="-4">
            <text:p>-4</text:p>
          </table:table-cell>
          <table:table-cell table:style-name="ce12" table:formula="of:=[.H12]-[.H11]" office:value-type="float" office:value="0">
            <text:p>0</text:p>
          </table:table-cell>
          <table:table-cell table:style-name="ce12" table:formula="of:=[.I12]-[.I11]" office:value-type="float" office:value="0">
            <text:p>0</text:p>
          </table:table-cell>
          <table:table-cell table:style-name="ce12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text:p>1</text:p>
          </table:table-cell>
          <table:table-cell table:style-name="ce9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9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8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2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16" table:number-columns-repeated="3"/>
          <table:table-cell table:style-name="ce8" office:value-type="float" office:value="0">
            <office:annotation draw:style-name="gr3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1">
            <text:p>11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2">
            <text:p>12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3">
            <text:p>13</text:p>
          </table:table-cell>
          <table:table-cell table:number-columns-repeated="3"/>
          <table:table-cell table:style-name="ce10" table:number-columns-repeated="3"/>
          <table:table-cell table:style-name="ce8" office:value-type="float" office:value="0">
            <office:annotation draw:style-name="gr4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4">
            <text:p>14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5">
            <text:p>15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6">
            <text:p>16</text:p>
          </table:table-cell>
          <table:table-cell table:number-columns-repeated="4"/>
          <table:table-cell table:style-name="ce10"/>
          <table:table-cell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7">
            <text:p>17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8">
            <text:p>18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9">
            <text:p>19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0">
            <text:p>20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1">
            <text:p>21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2">
            <text:p>22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10" table:number-columns-repeated="2"/>
          <table:table-cell table:number-columns-repeated="1018"/>
        </table:table-row>
        <table:table-row table:style-name="ro2">
          <table:table-cell office:value-type="string">
            <text:p>delta</text:p>
          </table:table-cell>
          <table:table-cell table:number-columns-repeated="5"/>
          <table:table-cell table:style-name="ce12" table:number-columns-repeated="4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 table:style-name="Default" table:number-columns-repeated="10"/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cm" draw:caption-point-x="-0.61cm" draw:caption-point-y="1.365cm">
              <dc:date>2026-02-25T00:00:00</dc:date>
              <text:p text:style-name="P1"><text:span text:style-name="T1">5tile</text:span></text:p>
            </office:annotation>
            <text:p>0?</text:p>
          </table:table-cell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.305cm" draw:caption-point-x="-0.61cm" draw:caption-point-y="1.512cm">
              <dc:date>2026-02-25T00:00:00</dc:date>
              <text:p text:style-name="P1"><text:span text:style-name="T1">spike climb</text:span></text:p>
            </office:annotation>
            <text:p>2?</text:p>
          </table:table-cell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Default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number-columns-repeated="2" table:style-name="ce10"/>
          <table:table-cell table:style-name="ce10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/>
          <table:table-cell table:style-name="ce10" table:number-columns-repeated="2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/>
          <table:table-cell table:style-name="ce10"/>
          <table:table-cell table:style-name="ce10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5]-[.I15]" office:value-type="float" office:value="0">
            <text:p>0</text:p>
          </table:table-cell>
          <table:table-cell table:style-name="ce10"/>
          <table:table-cell/>
          <table:table-cell table:formula="of:=[.K15]-[.L15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0"/>
          <table:table-cell table:formula="of:=[.K16]-[.L16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7]-[.I17]" office:value-type="float" office:value="0">
            <text:p>0</text:p>
          </table:table-cell>
          <table:table-cell table:style-name="ce10"/>
          <table:table-cell/>
          <table:table-cell table:formula="of:=[.K17]-[.L17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8]-[.I18]" office:value-type="float" office:value="0">
            <text:p>0</text:p>
          </table:table-cell>
          <table:table-cell table:style-name="ce10"/>
          <table:table-cell/>
          <table:table-cell table:formula="of:=[.K18]-[.L18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0.452cm" draw:caption-point-x="-0.61cm" draw:caption-point-y="0.461cm">
              <dc:date>2026-03-02T00:00:00</dc:date>
              <text:p text:style-name="P1">corner jump + demo ckick</text:p>
            </office:annotation>
            <text:p>0</text:p>
          </table:table-cell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4]-[.I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0.305cm" draw:caption-point-x="-0.61cm" draw:caption-point-y="1.511cm">
              <dc:date>2026-03-02T00:00:00</dc:date>
              <text:p text:style-name="P1">hardest</text:p>
              <text:p text:style-name="P1">corner jumps</text:p>
            </office:annotation>
            <text:p>0</text:p>
          </table:table-cell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6]-[.I6]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0.757cm" draw:caption-point-x="-0.61cm" draw:caption-point-y="1.511cm">
              <dc:date>2026-03-02T00:00:00</dc:date>
              <text:p text:style-name="P1">go under the crumbling block or grab it without activating it + demo ckick</text:p>
            </office:annotation>
            <text:p>0</text:p>
          </table:table-cell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1.208cm" draw:caption-point-x="-0.61cm" draw:caption-point-y="1.511cm">
              <dc:date>2026-03-02T00:00:00</dc:date>
              <text:p text:style-name="P1">hard</text:p>
              <text:p text:style-name="P1">cpop release right, water jump</text:p>
            </office:annotation>
            <text:p>0</text:p>
          </table:table-cell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/>
          <table:table-cell table:style-name="ce8" office:value-type="float" office:value="0">
            <text:p>0</text:p>
          </table:table-cell>
          <table:table-cell/>
          <table:table-cell table:formula="of:=[.H9]-[.I9]" office:value-type="float" office:value="0">
            <text:p>0</text:p>
          </table:table-cell>
          <table:table-cell table:style-name="ce8" office:value-type="float" office:value="0">
            <office:annotation draw:style-name="gr5" draw:text-style-name="P1" svg:width="2.899cm" svg:height="1.781cm" svg:x="25.439cm" svg:y="2.112cm" draw:caption-point-x="-0.61cm" draw:caption-point-y="1.511cm">
              <dc:date>2026-03-02T00:00:00</dc:date>
              <text:p text:style-name="P1">four tile + climb jump without activating the crumbling block</text:p>
            </office:annotation>
            <text:p>0</text:p>
          </table:table-cell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ce15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/>
          <table:table-cell table:style-name="ce8" office:value-type="float" office:value="0">
            <text:p>0</text:p>
          </table:table-cell>
          <table:table-cell/>
          <table:table-cell table:formula="of:=[.H10]-[.I10]" office:value-type="float" office:value="0">
            <text:p>0</text:p>
          </table:table-cell>
          <table:table-cell table:style-name="ce8" office:value-type="float" office:value="0">
            <office:annotation draw:style-name="gr6" draw:text-style-name="P1" svg:width="2.899cm" svg:height="2.966cm" svg:x="25.439cm" svg:y="2.563cm" draw:caption-point-x="-0.61cm" draw:caption-point-y="1.511cm">
              <dc:date>2026-03-02T00:00:00</dc:date>
              <text:p text:style-name="P1">hard</text:p>
              <text:p text:style-name="P1">climb jump without activating the crumbling block + corner jumps x2</text:p>
            </office:annotation>
            <text:p>0</text:p>
          </table:table-cell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table:number-columns-repeated="2"/>
          <table:table-cell table:style-name="ce8" office:value-type="float" office:value="0">
            <office:annotation draw:style-name="gr2" draw:text-style-name="P1" svg:width="2.899cm" svg:height="1.386cm" svg:x="18.665cm" svg:y="3.015cm" draw:caption-point-x="-0.61cm" draw:caption-point-y="1.511cm">
              <dc:date>2026-03-02T00:00:00</dc:date>
              <text:p text:style-name="P1">hardest</text:p>
              <text:p text:style-name="P1">precise demo ckick</text:p>
            </office:annotation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3.015cm" draw:caption-point-x="-0.61cm" draw:caption-point-y="1.511cm">
              <dc:date>2026-03-02T00:00:00</dc:date>
              <text:p text:style-name="P1">third button as a pixel gap to refresh dash on</text:p>
            </office:annotation>
            <text:p>0</text:p>
          </table:table-cell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office:annotation draw:style-name="gr1" draw:text-style-name="P1" svg:width="2.899cm" svg:height="0.669cm" svg:x="18.665cm" svg:y="3.466cm" draw:caption-point-x="-0.61cm" draw:caption-point-y="1.511cm">
              <dc:date>2026-03-02T00:00:00</dc:date>
              <text:p text:style-name="P1">platform boost</text:p>
            </office:annotation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3.466cm" draw:caption-point-x="-0.61cm" draw:caption-point-y="1.511cm">
              <dc:date>2026-03-02T00:00:00</dc:date>
              <text:p text:style-name="P1">dashless solution</text:p>
            </office:annotation>
            <text:p>0</text:p>
          </table:table-cell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10"/>
          <table:table-cell table:style-name="ce8" office:value-type="float" office:value="3">
            <text:p>3</text:p>
          </table:table-cell>
          <table:table-cell table:style-name="ce10"/>
          <table:table-cell table:formula="of:=[.H13]-[.I13]" office:value-type="float" office:value="3">
            <text:p>3</text:p>
          </table:table-cell>
          <table:table-cell table:style-name="ce8" office:value-type="float" office:value="0">
            <office:annotation draw:style-name="gr4" draw:text-style-name="P1" svg:width="2.899cm" svg:height="2.176cm" svg:x="25.439cm" svg:y="3.918cm" draw:caption-point-x="-0.61cm" draw:caption-point-y="1.511cm">
              <dc:date>2026-03-02T00:00:00</dc:date>
              <text:p text:style-name="P1">hard</text:p>
              <text:p text:style-name="P1">3 jumps on crumbling block without activating them</text:p>
            </office:annotation>
            <text:p>0</text:p>
          </table:table-cell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34">
            <text:p>34</text:p>
          </table:table-cell>
          <table:table-cell table:formula="of:=SUM([.F2:.F14])" office:value-type="float" office:value="9">
            <text:p>9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3">
            <text:p>3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3">
            <text:p>3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style-name="ce10"/>
          <table:table-cell table:number-columns-repeated="1007"/>
        </table:table-row>
        <table:table-row table:style-name="ro2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34">
            <text:p>-34</text:p>
          </table:table-cell>
          <table:table-cell table:formula="of:=[.F16]-[.F15]" office:value-type="float" office:value="-9">
            <text:p>-9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-3">
            <text:p>-3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-3">
            <text:p>-3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3" office:value-type="float" office:value="0">
            <text:p>0</text:p>
          </table:table-cell>
          <table:table-cell/>
          <table:table-cell table:style-name="ce10"/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4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p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8" office:value-type="float" office:value="7">
            <office:annotation draw:style-name="gr2" draw:text-style-name="P1" svg:width="2.899cm" svg:height="1.386cm" svg:x="11.89cm" svg:y="0cm" draw:caption-point-x="-0.61cm" draw:caption-point-y="0.461cm">
              <dc:date>2026-03-01T00:00:00</dc:date>
              <text:p text:style-name="P1"><text:span text:style-name="T1">hard</text:span></text:p>
              <text:p text:style-name="P1"><text:span text:style-name="T1">up right demo 3rd dash</text:span></text:p>
            </office:annotation>
            <text:p>7</text:p>
          </table:table-cell>
          <table:table-cell table:style-name="ce9" office:value-type="float" office:value="6">
            <office:annotation draw:style-name="gr4" draw:text-style-name="P1" svg:width="2.899cm" svg:height="2.176cm" svg:x="14.148cm" svg:y="0cm" draw:caption-point-x="-0.61cm" draw:caption-point-y="0.461cm">
              <dc:date>2026-03-01T00:00:00</dc:date>
              <text:p text:style-name="P1"><text:span text:style-name="T1">hard</text:span></text:p>
              <text:p text:style-name="P1"><text:span text:style-name="T1">up right demo 3rd dash + up right demo last dash</text:span></text:p>
            </office:annotation>
            <text:p>6</text:p>
          </table:table-cell>
          <table:table-cell table:style-name="ce10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table-cell table:style-name="ce8" office:value-type="float" office:value="7">
            <office:annotation draw:style-name="gr2" draw:text-style-name="P1" svg:width="2.899cm" svg:height="1.386cm" svg:x="14.148cm" svg:y="0cm" draw:caption-point-x="-0.61cm" draw:caption-point-y="1.364cm">
              <dc:date>2026-03-02T00:00:00</dc:date>
              <text:p text:style-name="P1">hard</text:p>
              <text:p text:style-name="P1">demo last spinner column</text:p>
            </office:annotation>
            <text:p>7</text:p>
          </table:table-cell>
          <table:table-cell table:style-name="ce10"/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10" table:number-columns-repeated="2"/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8" office:value-type="float" office:value="6">
            <office:annotation draw:style-name="gr2" draw:text-style-name="P1" svg:width="2.899cm" svg:height="1.386cm" svg:x="11.89cm" svg:y="1.208cm" draw:caption-point-x="-0.61cm" draw:caption-point-y="1.511cm">
              <dc:date>2026-03-02T00:00:00</dc:date>
              <text:p text:style-name="P1">hard</text:p>
              <text:p text:style-name="P1">tight up right + corner jump</text:p>
            </office:annotation>
            <text:p>6</text:p>
          </table:table-cell>
          <table:table-cell table:style-name="ce9" office:value-type="float" office:value="4">
            <office:annotation draw:style-name="gr3" draw:text-style-name="P1" svg:width="2.899cm" svg:height="2.966cm" svg:x="14.148cm" svg:y="1.208cm" draw:caption-point-x="-0.61cm" draw:caption-point-y="1.511cm">
              <dc:date>2026-03-02T00:00:00</dc:date>
              <text:p text:style-name="P1">Hardest</text:p>
              <text:p text:style-name="P1">tight up right + corner jumps + climb jump, realease jump, half grav, corner jump</text:p>
            </office:annotation>
            <text:p>4</text:p>
          </table:table-cell>
          <table:table-cell table:style-name="ce11" office:value-type="string">
            <office:annotation draw:style-name="gr3" draw:text-style-name="P1" svg:width="2.899cm" svg:height="0.991cm" svg:x="16.406cm" svg:y="1.208cm" draw:caption-point-x="-0.61cm" draw:caption-point-y="1.511cm">
              <dc:date>2026-03-02T00:00:00</dc:date>
              <text:p text:style-name="P1">spike climb + multiboost</text:p>
            </office:annotation>
            <text:p>2?</text:p>
          </table:table-cell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ce15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 table:number-columns-repeated="3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50">
            <text:p>50</text:p>
          </table:table-cell>
          <table:table-cell table:formula="of:=SUM([.F2:.F14])" office:value-type="float" office:value="17">
            <text:p>17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style-name="ce10"/>
          <table:table-cell table:number-columns-repeated="1007"/>
        </table:table-row>
        <table:table-row table:style-name="ro2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50">
            <text:p>-50</text:p>
          </table:table-cell>
          <table:table-cell table:formula="of:=[.F16]-[.F15]" office:value-type="float" office:value="-17">
            <text:p>-17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6"/>
          <table:table-cell/>
          <table:table-cell table:style-name="ce10"/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4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4">04/03/2026</text:date>, <text:time>22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3-04T22:05:19.44</dc:date>
    <meta:editing-duration>P4DT7H27M7S</meta:editing-duration>
    <meta:editing-cycles>64</meta:editing-cycles>
    <meta:generator>OpenOffice/4.1.16$Win32 OpenOffice.org_project/4116m3$Build-9816</meta:generator>
    <meta:document-statistic meta:table-count="13" meta:cell-count="1678" meta:object-count="0"/>
  </office:meta>
</office:document-meta>
</file>